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d4d4d4" style:font-name="Droid Sans Mono" fo:font-size="10.5pt" fo:font-weight="normal" fo:background-color="#1e1e1e"/>
    </style:style>
    <style:style style:name="P2" style:family="paragraph" style:parent-style-name="Standard">
      <style:paragraph-properties style:line-height-at-least="0.503cm"/>
      <style:text-properties fo:color="#569cd6" style:font-name="Droid Sans Mono" fo:font-size="10.5pt" fo:font-weight="bold" fo:background-color="#1e1e1e"/>
    </style:style>
    <style:style style:name="P3" style:family="paragraph" style:parent-style-name="Standard">
      <style:paragraph-properties style:line-height-at-least="0.503cm"/>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95ec3"/>
    </style:style>
    <style:style style:name="P6" style:family="paragraph" style:parent-style-name="Standard">
      <style:paragraph-properties fo:text-align="justify" style:justify-single-word="false"/>
      <style:text-properties officeooo:paragraph-rsid="001bc43e"/>
    </style:style>
    <style:style style:name="P7" style:family="paragraph" style:parent-style-name="Standard">
      <style:paragraph-properties fo:text-align="justify" style:justify-single-word="false"/>
      <style:text-properties officeooo:paragraph-rsid="001e07e7"/>
    </style:style>
    <style:style style:name="P8" style:family="paragraph" style:parent-style-name="Standard">
      <style:text-properties fo:color="#00a933"/>
    </style:style>
    <style:style style:name="P9" style:family="paragraph" style:parent-style-name="Standard">
      <style:paragraph-properties fo:text-align="justify" style:justify-single-word="false"/>
      <style:text-properties fo:color="#00a933"/>
    </style:style>
    <style:style style:name="P10" style:family="paragraph" style:parent-style-name="Standard">
      <style:paragraph-properties fo:text-align="justify" style:justify-single-word="false"/>
      <style:text-properties fo:color="#00a933" officeooo:paragraph-rsid="00195ec3"/>
    </style:style>
    <style:style style:name="P11" style:family="paragraph" style:parent-style-name="Standard">
      <style:paragraph-properties fo:text-align="justify" style:justify-single-word="false"/>
      <style:text-properties fo:color="#00a933" officeooo:rsid="0019c58f" officeooo:paragraph-rsid="0019c58f"/>
    </style:style>
    <style:style style:name="P12" style:family="paragraph" style:parent-style-name="Standard">
      <style:text-properties style:font-name="Liberation Serif" fo:font-size="12pt"/>
    </style:style>
    <style:style style:name="P13" style:family="paragraph" style:parent-style-name="Standard">
      <style:paragraph-properties fo:text-align="justify" style:justify-single-word="false"/>
      <style:text-properties officeooo:rsid="001c9233" officeooo:paragraph-rsid="001c9233"/>
    </style:style>
    <style:style style:name="P14" style:family="paragraph" style:parent-style-name="Standard">
      <style:paragraph-properties fo:margin-top="0cm" fo:margin-bottom="0.247cm" loext:contextual-spacing="false" fo:line-height="120%"/>
    </style:style>
    <style:style style:name="P15" style:family="paragraph" style:parent-style-name="Standard">
      <style:paragraph-properties fo:margin-top="0cm" fo:margin-bottom="0.247cm" loext:contextual-spacing="false" fo:line-height="120%"/>
      <style:text-properties style:font-name="Liberation Serif" fo:font-size="12pt"/>
    </style:style>
    <style:style style:name="T1" style:family="text">
      <style:text-properties fo:color="#d4d4d4" style:font-name="Droid Sans Mono" fo:font-size="10.5pt" fo:font-weight="normal" fo:background-color="#1e1e1e" loext:char-shading-value="0"/>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95ec3" style:font-size-asian="14pt" style:font-weight-asian="bold" style:font-size-complex="14pt" style:font-weight-complex="bold"/>
    </style:style>
    <style:style style:name="T4" style:family="text">
      <style:text-properties fo:color="#00a933" officeooo:rsid="00195ec3"/>
    </style:style>
    <style:style style:name="T5" style:family="text">
      <style:text-properties fo:color="#00a933" fo:font-size="14pt" fo:font-weight="bold" officeooo:rsid="00195ec3" style:font-size-asian="14pt" style:font-weight-asian="bold" style:font-size-complex="14pt" style:font-weight-complex="bold"/>
    </style:style>
    <style:style style:name="T6" style:family="text">
      <style:text-properties style:text-position="0% 100%"/>
    </style:style>
    <style:style style:name="T7" style:family="text">
      <style:text-properties style:text-position="0% 100%" fo:font-style="italic"/>
    </style:style>
    <style:style style:name="T8" style:family="text">
      <style:text-properties fo:font-style="italic" style:font-style-asian="italic"/>
    </style:style>
    <style:style style:name="T9" style:family="text">
      <style:text-properties style:font-name="Liberation Serif" fo:font-size="12pt"/>
    </style:style>
    <style:style style:name="T10" style:family="text">
      <style:text-properties style:font-name="Liberation Serif" fo:font-size="12pt" fo:font-style="italic" style:font-style-asian="italic"/>
    </style:style>
    <style:style style:name="T11" style:family="text">
      <style:text-properties officeooo:rsid="001bc43e"/>
    </style:style>
    <style:style style:name="T12" style:family="text">
      <style:text-properties officeooo:rsid="001c9233"/>
    </style:style>
    <style:style style:name="T13" style:family="text">
      <style:text-properties officeooo:rsid="001e07e7"/>
    </style:style>
    <style:style style:name="T14" style:family="text">
      <style:text-properties officeooo:rsid="001ea54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Network Alignment Based Method for Phylogenetic Analysis of Interdependent Morphological Characters</text:p>
      <text:p text:style-name="Standard"/>
      <text:p text:style-name="P1">Tristan J. Canterbury</text:p>
      <text:p text:style-name="P1">Supervisor: Dr. Martin D. Brazeau</text:p>
      <text:p text:style-name="P1">Imperial College London</text:p>
      <text:p text:style-name="P1">MSc Computational Methods in Ecology and Evolution</text:p>
      <text:p text:style-name="P3"><text:span text:style-name="T1">tjc19@ic.ac.uk</text:span>⁠</text:p>
      <text:p text:style-name="Standard"/>
      <text:p text:style-name="P8"><text:span text:style-name="T2">Introduction</text:span></text:p>
      <text:p text:style-name="P6"><text:tab/>Phylogenetic inference based on morphology allows us to corroborate proposed phylogenies of extant lineages with evidence from the fossil record for which we only have <text:span text:style-name="T12">sparse</text:span> morphological evidence <text:span text:style-name="T11">(CITE)</text:span>. As most species that have ever lived are extinct, few of which we have fossils for, the value of robust methods for inferring phylogenetic relationships from morphology becomes apparent. In particular, problems that do rely heavily on morphological evidence, such as the long unresolved Arthropod head problem <text:reference-mark-start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hesN7SQ4Yd"/><text:span text:style-name="T6">(Rempel, 1975; Budd, 2002)</text:span><text:reference-mark-end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hesN7SQ4Yd"/>⁠, might benefit from fresh methods of phylogenetic inference. </text:p>
      <text:p text:style-name="P6"><text:tab/>An issue that arises when we attempt to measure phylogenetic distances based on morphological similarities, from which homology is somewhat arbitrarily inferred, is that many morphological characters do not evolve independently and tend to form hierarchical structures <text:reference-mark-start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U7mNLUeyCz"/><text:span text:style-name="T6">(Hopkins and St. John, 2021)</text:span><text:reference-mark-end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U7mNLUeyCz"/>⁠. Taking a wide glance at biology we should expect morphological characters to be interdependent for many different reasons: All morphological characters grow from the same embryo, they are physically connected, most are polygenetic, most alleles that code for a particular character will also code for another (pleiotropy), and they all co-evolve and they may serve similar adaptive purposes and so may converge on similar features. Whilst many of these relationships are hard to ascertain, the physical relationships between these characters are often obvious but underutilised in current quantitative methods of phylogenetic analysis as there has been no good way to codify them.</text:p>
      <text:p text:style-name="P4"><text:tab/>The aim of my project is to represent morphological interdependencies as a network/graph of characters, an anatomical network, and infer phylogenetic distance based on evidence of transformation events between the topologies of these networks, with the assumption that fewer graph transformations means greater parsimony <text:reference-mark-start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uVKBbp0dYc"/><text:span text:style-name="T6">(Grant and Kluge, 2004)</text:span><text:reference-mark-end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uVKBbp0dYc"/>⁠. Further questions to explore would be to ask what other useful information can be gained from anatomical networks besides phylogenetic distance, how effective is this method in comparison to other methods and how can the software be further optimised. </text:p>
      <text:p text:style-name="P4"><text:s text:c="2"/></text:p>
      <text:p text:style-name="P9"><text:s/><text:span text:style-name="T2">Methods</text:span></text:p>
      <text:p text:style-name="P4"><text:tab/>With my goal being to reconstruct ancestral states without making prior assumptions of homology between particular characters, this method of comparing networks must work where there is an unknown node-correspondence (UNC). These node correspondences will instead be estimated using a alignment-based network comparison method. A measure of distance between networks is also needed so that I can infer the most likely phylogenetic relationships between nodes of the tree. Such methods generally belong to the GRAAL family as these algorithms estimate node correspondences based on the topology of the network and outputs a measure of distance between the trees <text:reference-mark-start text:name="ADDIN CSL_CITATION {&quot;citationItems&quot;: [{&quot;id&quot;: &quot;ITEM-1&quot;, &quot;itemData&quot;: {&quot;DOI&quot;: &quot;10.1038/s41598-019-53708-y&quot;, &quot;ISSN&quot;: &quot;20452322&quot;, &quot;PMID&quot;: &quot;31772246&quot;, &quot;abstract&quot;: &quot;With the impressive growth of available data and the flexibility of network modelling, the problem of devising effective quantitative methods for the comparison of networks arises. Plenty of such methods have been designed to accomplish this task: most of them deal with undirected and unweighted networks only, but a few are capable of handling directed and/or weighted networks too, thus properly exploiting richer information. In this work, we contribute to the effort of comparing the different methods for comparing networks and providing a guide for the selection of an appropriate one. First, we review and classify a collection of network comparison methods, highlighting the criteria they are based on and their advantages and drawbacks. The set includes methods requiring known node-correspondence, such as DeltaCon and Cut Distance, as well as methods not requiring a priori known node-correspondence, such as alignment-based, graphlet-based, and spectral methods, and the recently proposed Portrait Divergence and NetLSD. We test the above methods on synthetic networks and we assess their usability and the meaningfulness of the results they provide. Finally, we apply the methods to two real-world datasets, the European Air Transportation Network and the FAO Trade Network, in order to discuss the results that can be drawn from this type of analysis.&quot;, &quot;author&quot;: [{&quot;dropping-particle&quot;: &quot;&quot;, &quot;family&quot;: &quot;Tantardini&quot;, &quot;given&quot;: &quot;Mattia&quot;, &quot;non-dropping-particle&quot;: &quot;&quot;, &quot;parse-names&quot;: false, &quot;suffix&quot;: &quot;&quot;}, {&quot;dropping-particle&quot;: &quot;&quot;, &quot;family&quot;: &quot;Ieva&quot;, &quot;given&quot;: &quot;Francesca&quot;, &quot;non-dropping-particle&quot;: &quot;&quot;, &quot;parse-names&quot;: false, &quot;suffix&quot;: &quot;&quot;}, {&quot;dropping-particle&quot;: &quot;&quot;, &quot;family&quot;: &quot;Tajoli&quot;, &quot;given&quot;: &quot;Lucia&quot;, &quot;non-dropping-particle&quot;: &quot;&quot;, &quot;parse-names&quot;: false, &quot;suffix&quot;: &quot;&quot;}, {&quot;dropping-particle&quot;: &quot;&quot;, &quot;family&quot;: &quot;Piccardi&quot;, &quot;given&quot;: &quot;Carlo&quot;, &quot;non-dropping-particle&quot;: &quot;&quot;, &quot;parse-names&quot;: false, &quot;suffix&quot;: &quot;&quot;}], &quot;container-title&quot;: &quot;Scientific Reports&quot;, &quot;id&quot;: &quot;ITEM-1&quot;, &quot;issue&quot;: &quot;1&quot;, &quot;issued&quot;: {&quot;date-parts&quot;: [[&quot;2019&quot;, &quot;12&quot;, &quot;1&quot;]]}, &quot;page&quot;: &quot;1-19&quot;, &quot;publisher&quot;: &quot;Nature Research&quot;, &quot;title&quot;: &quot;Comparing methods for comparing networks&quot;, &quot;type&quot;: &quot;article-journal&quot;, &quot;volume&quot;: &quot;9&quot;}, &quot;uris&quot;: [&quot;http://www.mendeley.com/documents/?uuid=f611548d-f355-376c-8d0b-ec6e4fab489d&quot;]}], &quot;mendeley&quot;: {&quot;formattedCitation&quot;: &quot;(Tantardini &lt;i&gt;et al.&lt;/i&gt;, 2019)&quot;, &quot;plainTextFormattedCitation&quot;: &quot;(Tantardini et al., 2019)&quot;, &quot;previouslyFormattedCitation&quot;: &quot;(Tantardini &lt;i&gt;et al.&lt;/i&gt;, 2019)&quot;}, &quot;properties&quot;: {&quot;noteIndex&quot;: 0}, &quot;schema&quot;: &quot;https://github.com/citation-style-language/schema/raw/master/csl-citation.json&quot;} RNDhRNaSYnhV5"/><text:span text:style-name="T6">(Tantardini </text:span><text:span text:style-name="T7">et al.</text:span><text:span text:style-name="T6">, 2019)</text:span><text:reference-mark-end text:name="ADDIN CSL_CITATION {&quot;citationItems&quot;: [{&quot;id&quot;: &quot;ITEM-1&quot;, &quot;itemData&quot;: {&quot;DOI&quot;: &quot;10.1038/s41598-019-53708-y&quot;, &quot;ISSN&quot;: &quot;20452322&quot;, &quot;PMID&quot;: &quot;31772246&quot;, &quot;abstract&quot;: &quot;With the impressive growth of available data and the flexibility of network modelling, the problem of devising effective quantitative methods for the comparison of networks arises. Plenty of such methods have been designed to accomplish this task: most of them deal with undirected and unweighted networks only, but a few are capable of handling directed and/or weighted networks too, thus properly exploiting richer information. In this work, we contribute to the effort of comparing the different methods for comparing networks and providing a guide for the selection of an appropriate one. First, we review and classify a collection of network comparison methods, highlighting the criteria they are based on and their advantages and drawbacks. The set includes methods requiring known node-correspondence, such as DeltaCon and Cut Distance, as well as methods not requiring a priori known node-correspondence, such as alignment-based, graphlet-based, and spectral methods, and the recently proposed Portrait Divergence and NetLSD. We test the above methods on synthetic networks and we assess their usability and the meaningfulness of the results they provide. Finally, we apply the methods to two real-world datasets, the European Air Transportation Network and the FAO Trade Network, in order to discuss the results that can be drawn from this type of analysis.&quot;, &quot;author&quot;: [{&quot;dropping-particle&quot;: &quot;&quot;, &quot;family&quot;: &quot;Tantardini&quot;, &quot;given&quot;: &quot;Mattia&quot;, &quot;non-dropping-particle&quot;: &quot;&quot;, &quot;parse-names&quot;: false, &quot;suffix&quot;: &quot;&quot;}, {&quot;dropping-particle&quot;: &quot;&quot;, &quot;family&quot;: &quot;Ieva&quot;, &quot;given&quot;: &quot;Francesca&quot;, &quot;non-dropping-particle&quot;: &quot;&quot;, &quot;parse-names&quot;: false, &quot;suffix&quot;: &quot;&quot;}, {&quot;dropping-particle&quot;: &quot;&quot;, &quot;family&quot;: &quot;Tajoli&quot;, &quot;given&quot;: &quot;Lucia&quot;, &quot;non-dropping-particle&quot;: &quot;&quot;, &quot;parse-names&quot;: false, &quot;suffix&quot;: &quot;&quot;}, {&quot;dropping-particle&quot;: &quot;&quot;, &quot;family&quot;: &quot;Piccardi&quot;, &quot;given&quot;: &quot;Carlo&quot;, &quot;non-dropping-particle&quot;: &quot;&quot;, &quot;parse-names&quot;: false, &quot;suffix&quot;: &quot;&quot;}], &quot;container-title&quot;: &quot;Scientific Reports&quot;, &quot;id&quot;: &quot;ITEM-1&quot;, &quot;issue&quot;: &quot;1&quot;, &quot;issued&quot;: {&quot;date-parts&quot;: [[&quot;2019&quot;, &quot;12&quot;, &quot;1&quot;]]}, &quot;page&quot;: &quot;1-19&quot;, &quot;publisher&quot;: &quot;Nature Research&quot;, &quot;title&quot;: &quot;Comparing methods for comparing networks&quot;, &quot;type&quot;: &quot;article-journal&quot;, &quot;volume&quot;: &quot;9&quot;}, &quot;uris&quot;: [&quot;http://www.mendeley.com/documents/?uuid=f611548d-f355-376c-8d0b-ec6e4fab489d&quot;]}], &quot;mendeley&quot;: {&quot;formattedCitation&quot;: &quot;(Tantardini &lt;i&gt;et al.&lt;/i&gt;, 2019)&quot;, &quot;plainTextFormattedCitation&quot;: &quot;(Tantardini et al., 2019)&quot;, &quot;previouslyFormattedCitation&quot;: &quot;(Tantardini &lt;i&gt;et al.&lt;/i&gt;, 2019)&quot;}, &quot;properties&quot;: {&quot;noteIndex&quot;: 0}, &quot;schema&quot;: &quot;https://github.com/citation-style-language/schema/raw/master/csl-citation.json&quot;} RNDhRNaSYnhV5"/>⁠. Of the GRAAL family the Lagrangian graphlet-based network aligner (L-GRAAL) is currently the best candidate as it also allows for use of biological information and directional graphs <text:reference-mark-start text:name="ADDIN CSL_CITATION {&quot;citationItems&quot;: [{&quot;id&quot;: &quot;ITEM-1&quot;, &quot;itemData&quot;: {&quot;DOI&quot;: &quot;10.1093/bioinformatics/btv130&quot;, &quot;ISSN&quot;: &quot;14602059&quot;, &quot;PMID&quot;: &quot;25725498&quot;, &quot;abstract&quot;: &quot;Motivation: Discovering and understanding patterns in networks of protein-protein interactions (PPIs) is a central problem in systems biology. Alignments between these networks aid functional understanding as they uncover important information, such as evolutionary conserved pathways, protein complexes and functional orthologs. A few methods have been proposed for global PPI network alignments, but because of NP-completeness of underlying sub-graph isomorphism problem, producing topologically and biologically accurate alignments remains a challenge. Results: We introduce a novel global network alignment tool, Lagrangian GRAphlet-based ALigner (L-GRAAL), which directly optimizes both the protein and the interaction functional conservations, using a novel alignment search heuristic based on integer programming and Lagrangian relaxation. We compare L-GRAAL with the state-of-the-art network aligners on the largest available PPI networks from BioGRID and observe that L-GRAAL uncovers the largest common sub-graphs between the networks, as measured by edge-correctness and symmetric sub-structures scores, which allow transferring more functional information across networks. We assess the biological quality of the protein mappings using the semantic similarity of their Gene Ontology annotations and observe that L-GRAAL best uncovers functionally conserved proteins. Furthermore, we introduce for the first time a measure of the semantic similarity of the mapped interactions and show that L-GRAAL also uncovers best functionally conserved interactions. In addition, we illustrate on the PPI networks of baker's yeast and human the ability of L-GRAAL to predict new PPIs. Finally, L-GRAAL's results are the first to show that topological information is more important than sequence information for uncovering functionally conserved interactions. Availability and implementation: L-GRAAL is coded in C++. Software is available at: http://bio-nets.doc.ic.ac.uk/L-GRAAL/.&quot;, &quot;author&quot;: [{&quot;dropping-particle&quot;: &quot;&quot;, &quot;family&quot;: &quot;Malod-Dognin&quot;, &quot;given&quot;: &quot;No\u00ebl&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3&quot;, &quot;issued&quot;: {&quot;date-parts&quot;: [[&quot;2015&quot;, &quot;7&quot;, &quot;1&quot;]]}, &quot;page&quot;: &quot;2182-2189&quot;, &quot;publisher&quot;: &quot;Oxford University Press&quot;, &quot;title&quot;: &quot;L-GRAAL: Lagrangian graphlet-based network aligner&quot;, &quot;type&quot;: &quot;article-journal&quot;, &quot;volume&quot;: &quot;31&quot;}, &quot;uris&quot;: [&quot;http://www.mendeley.com/documents/?uuid=cc199e04-31b7-3a54-b38a-103e7fead534&quot;]}], &quot;mendeley&quot;: {&quot;formattedCitation&quot;: &quot;(Malod-Dognin and Pr\u017eulj, 2015)&quot;, &quot;plainTextFormattedCitation&quot;: &quot;(Malod-Dognin and Pr\u017eulj, 2015)&quot;, &quot;previouslyFormattedCitation&quot;: &quot;(Malod-Dognin and Pr\u017eulj, 2015)&quot;}, &quot;properties&quot;: {&quot;noteIndex&quot;: 0}, &quot;schema&quot;: &quot;https://github.com/citation-style-language/schema/raw/master/csl-citation.json&quot;} RNDdQt9yi9QOi"/><text:span text:style-name="T6">(Malod-Dognin and Pržulj, 2015)</text:span><text:reference-mark-end text:name="ADDIN CSL_CITATION {&quot;citationItems&quot;: [{&quot;id&quot;: &quot;ITEM-1&quot;, &quot;itemData&quot;: {&quot;DOI&quot;: &quot;10.1093/bioinformatics/btv130&quot;, &quot;ISSN&quot;: &quot;14602059&quot;, &quot;PMID&quot;: &quot;25725498&quot;, &quot;abstract&quot;: &quot;Motivation: Discovering and understanding patterns in networks of protein-protein interactions (PPIs) is a central problem in systems biology. Alignments between these networks aid functional understanding as they uncover important information, such as evolutionary conserved pathways, protein complexes and functional orthologs. A few methods have been proposed for global PPI network alignments, but because of NP-completeness of underlying sub-graph isomorphism problem, producing topologically and biologically accurate alignments remains a challenge. Results: We introduce a novel global network alignment tool, Lagrangian GRAphlet-based ALigner (L-GRAAL), which directly optimizes both the protein and the interaction functional conservations, using a novel alignment search heuristic based on integer programming and Lagrangian relaxation. We compare L-GRAAL with the state-of-the-art network aligners on the largest available PPI networks from BioGRID and observe that L-GRAAL uncovers the largest common sub-graphs between the networks, as measured by edge-correctness and symmetric sub-structures scores, which allow transferring more functional information across networks. We assess the biological quality of the protein mappings using the semantic similarity of their Gene Ontology annotations and observe that L-GRAAL best uncovers functionally conserved proteins. Furthermore, we introduce for the first time a measure of the semantic similarity of the mapped interactions and show that L-GRAAL also uncovers best functionally conserved interactions. In addition, we illustrate on the PPI networks of baker's yeast and human the ability of L-GRAAL to predict new PPIs. Finally, L-GRAAL's results are the first to show that topological information is more important than sequence information for uncovering functionally conserved interactions. Availability and implementation: L-GRAAL is coded in C++. Software is available at: http://bio-nets.doc.ic.ac.uk/L-GRAAL/.&quot;, &quot;author&quot;: [{&quot;dropping-particle&quot;: &quot;&quot;, &quot;family&quot;: &quot;Malod-Dognin&quot;, &quot;given&quot;: &quot;No\u00ebl&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3&quot;, &quot;issued&quot;: {&quot;date-parts&quot;: [[&quot;2015&quot;, &quot;7&quot;, &quot;1&quot;]]}, &quot;page&quot;: &quot;2182-2189&quot;, &quot;publisher&quot;: &quot;Oxford University Press&quot;, &quot;title&quot;: &quot;L-GRAAL: Lagrangian graphlet-based network aligner&quot;, &quot;type&quot;: &quot;article-journal&quot;, &quot;volume&quot;: &quot;31&quot;}, &quot;uris&quot;: [&quot;http://www.mendeley.com/documents/?uuid=cc199e04-31b7-3a54-b38a-103e7fead534&quot;]}], &quot;mendeley&quot;: {&quot;formattedCitation&quot;: &quot;(Malod-Dognin and Pr\u017eulj, 2015)&quot;, &quot;plainTextFormattedCitation&quot;: &quot;(Malod-Dognin and Pr\u017eulj, 2015)&quot;, &quot;previouslyFormattedCitation&quot;: &quot;(Malod-Dognin and Pr\u017eulj, 2015)&quot;}, &quot;properties&quot;: {&quot;noteIndex&quot;: 0}, &quot;schema&quot;: &quot;https://github.com/citation-style-language/schema/raw/master/csl-citation.json&quot;} RNDdQt9yi9QOi"/>⁠. The main draw back of these methods is that their computational efficiency scales quadratically or worse with the number of nodes. I may have to construct my own prototype of this software in python for morphological data however as the C++ source code for the L-GRAAL programme is not available for me to adapt for these purposes.</text:p>
      <text:p text:style-name="P4"/>
      <text:p text:style-name="P5"><text:soft-page-break/><text:span text:style-name="T4"><text:s/></text:span><text:span text:style-name="T5">Results</text:span></text:p>
      <text:p text:style-name="P5"><text:span text:style-name="T4"/></text:p>
      <text:p text:style-name="P5"><text:span text:style-name="T4"/></text:p>
      <text:p text:style-name="P5"><text:span text:style-name="T5">Discussion</text:span></text:p>
      <text:p text:style-name="P4"><text:s/></text:p>
      <text:p text:style-name="P4"/>
      <text:p text:style-name="P10"><text:span text:style-name="T3">Bibliography</text:span></text:p>
      <text:p text:style-name="P10"/>
      <text:p text:style-name="P10"/>
      <text:p text:style-name="P10"><text:span text:style-name="T3">Supplementary Material</text:span></text:p>
      <text:p text:style-name="P10"/>
      <text:p text:style-name="P10"/>
      <text:p text:style-name="P10"><text:span text:style-name="T3">References</text:span></text:p>
      <text:p text:style-name="P11"><text:s/></text:p>
      <text:section text:style-name="Sect1" text:name="ADDIN Mendeley Bibliography CSL_BIBLIOGRAPHY  RNDQ5yg0AobKW">
        <text:p text:style-name="P14"><text:span text:style-name="T9">Budd, G. E. (2002) ‘A palaeontological solution to the arthropod head problem’, </text:span><text:span text:style-name="T10">Nature</text:span><text:span text:style-name="T9">, 417(6886), pp. 271–275. doi: 10.1038/417271a.</text:span></text:p>
        <text:p text:style-name="P15">Grant, T. and Kluge, A. G. (2004) ‘Transformation series as an ideographic character concept’, <text:span text:style-name="T8">Cladistics</text:span>, 20(1), pp. 23–31. doi: 10.1111/j.1096-0031.2004.00003.x.</text:p>
        <text:p text:style-name="P15">Hopkins, M. J. and St. John, K. (2021) ‘Incorporating Hierarchical Characters into Phylogenetic Analysis’, <text:span text:style-name="T8">Systematic Biology</text:span>. Edited by A. Wright, 0(0), pp. 1–18. doi: 10.1093/sysbio/syab005.</text:p>
        <text:p text:style-name="P15">Malod-Dognin, N. and Pržulj, N. (2015) ‘L-GRAAL: Lagrangian graphlet-based network aligner’, <text:span text:style-name="T8">Bioinformatics</text:span>, 31(13), pp. 2182–2189. doi: 10.1093/bioinformatics/btv130.</text:p>
        <text:p text:style-name="P15">Rempel, J. (1975) ‘Evolution of the Insect Head: the Endless Dispute’, <text:span text:style-name="T8">Quaestiones Entomologicae</text:span>, 11, pp. 7–25. Available at: https://agris.fao.org/agris-search/search.do?recordID=US201302736485 (Accessed: 6 April 2021).</text:p>
        <text:p text:style-name="P12">Tantardini, M. <text:span text:style-name="T8">et al.</text:span> (2019) ‘Comparing methods for comparing networks’, <text:span text:style-name="T8">Scientific Reports</text:span>, 9(1), pp. 1–19. doi: 10.1038/s41598-019-53708-y.</text:p>
      </text:section>
      <text:p text:style-name="P1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17:01:54.312867864</meta:creation-date>
    <dc:date>2021-04-10T19:04:52.218855132</dc:date>
    <meta:editing-duration>PT1M18S</meta:editing-duration>
    <meta:editing-cycles>1</meta:editing-cycles>
    <meta:document-statistic meta:table-count="0" meta:image-count="0" meta:object-count="0" meta:page-count="2" meta:paragraph-count="27" meta:word-count="675" meta:character-count="4771" meta:non-whitespace-character-count="4113"/>
    <meta:generator>LibreOffice/6.4.6.2$Linux_X86_64 LibreOffice_project/40$Build-2</meta:generator>
    <meta:user-defined meta:name="Mendeley Citation Style_1">http://www.zotero.org/styles/harvard-cite-them-right</meta:user-defined>
    <meta:user-defined meta:name="Mendeley Document_1">True</meta:user-defined>
    <meta:user-defined meta:name="Mendeley Unique User Id_1">991fc971-7307-31df-aa5a-cbe9d75662f1</meta:user-defined>
  </office:meta>
</office:document-meta>
</file>